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background-color="#33ff99"/>
    </style:style>
    <style:style style:name="P2" style:family="paragraph" style:parent-style-name="Standard">
      <style:text-properties fo:background-color="#33ff99"/>
    </style:style>
    <style:style style:name="P3" style:family="paragraph" style:parent-style-name="Text_20_body">
      <style:text-properties fo:background-color="#33ff99"/>
    </style:style>
    <style:style style:name="P4" style:family="paragraph" style:parent-style-name="Text_20_body">
      <style:text-properties fo:background-color="#33ff99"/>
    </style:style>
    <style:style style:name="P5" style:family="paragraph" style:parent-style-name="Text_20_body">
      <style:text-properties fo:font-weight="bold" officeooo:rsid="0003ca5a" officeooo:paragraph-rsid="0003ca5a" fo:background-color="#33ff99" style:font-weight-asian="bold" style:font-weight-complex="bold"/>
    </style:style>
    <style:style style:name="P6" style:family="paragraph" style:parent-style-name="Text_20_body">
      <style:text-properties fo:font-weight="bold" officeooo:rsid="0003ca5a" officeooo:paragraph-rsid="0003ca5a" fo:background-color="#33ff99" style:font-weight-asian="bold" style:font-weight-complex="bold"/>
    </style:style>
    <style:style style:name="P7" style:family="paragraph" style:parent-style-name="Text_20_body">
      <style:text-properties fo:font-weight="bold" officeooo:rsid="00043f6f" officeooo:paragraph-rsid="00043f6f" fo:background-color="#33ff99" style:font-weight-asian="bold" style:font-weight-complex="bold"/>
    </style:style>
    <style:style style:name="P8" style:family="paragraph" style:parent-style-name="Text_20_body">
      <style:text-properties fo:font-weight="bold" officeooo:rsid="0001d4ff" officeooo:paragraph-rsid="0001d4ff" fo:background-color="#33ff99" style:font-weight-asian="bold" style:font-weight-complex="bold"/>
    </style:style>
    <style:style style:name="T1" style:family="text">
      <style:text-properties fo:background-color="#33ff99" loext:char-shading-value="0"/>
    </style:style>
    <style:style style:name="T2" style:family="text">
      <style:text-properties officeooo:rsid="0005ddf7"/>
    </style:style>
    <style:style style:name="T3" style:family="text">
      <style:text-properties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the data about transactions in a supermarket. Run FIM and Association rule generation algorithms to identify interesting itemsets and rules. </text:p>
      <text:p text:style-name="Text_20_body"><text:span text:style-name="T1">DATA file - </text:span><text:a xlink:type="simple" xlink:href="https://courses.cs.ut.ee/2016/dm2016/spring/uploads/Main/supermarket.txt" text:style-name="Internet_20_link" text:visited-style-name="Visited_20_Internet_20_Link"><text:span text:style-name="T1">Attach:supermarket.txt</text:span></text:a><text:span text:style-name="T1"> </text:span></text:p>
      <text:p text:style-name="P1"/>
      <text:p text:style-name="P4">1. Report which tools you decided to use, how you used them, what were the first results. Also report the running times for the tools chosen.</text:p>
      <text:p text:style-name="P6">Apply the tools explain how you used them and report the first results, running time.</text:p>
      <text:p text:style-name="P4">2. Report overall 10 different high-support, high-confidence, high-lift rules; provide the respective contingency tables and scores.</text:p>
      <text:p text:style-name="P5">Top high values + exactly what's mentioned in the question.</text:p>
      <text:p text:style-name="P1">3. Discuss whether some other scores studied last week or in the lecture slides would help identify "more interesting" and different rules?</text:p>
      <text:p text:style-name="P5">Select some measurements from previous week and apply it and see whats more interesting rules.</text:p>
      <text:p text:style-name="P1">4. Given the ability to discover frequent itemsets and association rules, propose a strategy to use these tools to study different customer segments, shops, shopping times, or specific products.</text:p>
      <text:p text:style-name="P7">Descripe what you would do , with some pseudo code.</text:p>
      <text:p text:style-name="P1">5. Select some relatively high-support high-confidence rule (A-&gt;B) and based on that example describe the conditional probabilities P(A|B) and P(B|A), as well as the Bayes rule.</text:p>
      <text:p text:style-name="P7">Pick one rule and ap<text:span text:style-name="T2">ply this question requests on it.</text:span></text:p>
      <text:p text:style-name="P1">6. (Bonus 2p) Run Krimp on same data, provide commands and describe your findings and compare to FIM+Association rules. (link to Krimp documentation)</text:p>
      <text:p text:style-name="P8">will be explained tomorrow in the lecture , and there is a tool that runs krimp with configuration file to specify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01:01:54.878054678</meta:creation-date>
    <dc:date>2016-03-25T00:58:45.283413834</dc:date>
    <meta:editing-duration>P1DT2H59M10S</meta:editing-duration>
    <meta:editing-cycles>8</meta:editing-cycles>
    <meta:generator>LibreOffice/5.0.5.2$Linux_X86_64 LibreOffice_project/00m0$Build-2</meta:generator>
    <meta:document-statistic meta:table-count="0" meta:image-count="0" meta:object-count="0" meta:page-count="1" meta:paragraph-count="14" meta:word-count="248" meta:character-count="1569" meta:non-whitespace-character-count="1333"/>
  </office:meta>
</office:document-meta>
</file>